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8cm" fo:min-width="0.13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2cm" draw:marker-start-width="0.8cm" draw:marker-end-width="0.8cm" draw:fill="none" draw:textarea-vertical-align="middle" draw:auto-grow-height="false" fo:min-height="9.134cm" fo:min-width="0cm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-width="0.8cm" draw:marker-end-width="0.8cm" draw:fill="none" draw:textarea-vertical-align="middle" draw:auto-grow-height="false" fo:min-height="9.418cm" fo:min-width="0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9cm" svg:height="0.9cm" svg:x="5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9cm" svg:x="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9cm" svg:height="0.9cm" svg:x="5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9cm" svg:height="0.9cm" svg:x="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9cm" svg:height="0.9cm" svg:x="5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9cm" svg:height="0.9cm" svg:x="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9cm" svg:height="0.9cm" svg:x="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9cm" svg:height="0.9cm" svg:x="7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9cm" svg:height="0.9cm" svg:x="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9cm" svg:height="0.9cm" svg:x="7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9cm" svg:y1="8.25cm" svg:x2="7cm" svg:y2="8.25cm" draw:start-shape="id1" draw:start-glue-point="10" draw:end-shape="id2" draw:end-glue-point="6" svg:d="M5900 8250h1100" svg:viewBox="0 0 1101 1">
          <text:p/>
        </draw:connector>
        <draw:connector draw:style-name="gr2" draw:text-style-name="P2" draw:layer="layout" draw:type="line" svg:x1="5.9cm" svg:y1="8.25cm" svg:x2="7.45cm" svg:y2="9.7cm" draw:start-shape="id1" draw:start-glue-point="10" draw:end-shape="id3" draw:end-glue-point="4" svg:d="M5900 8250l1550 1450" svg:viewBox="0 0 1551 1451">
          <text:p/>
        </draw:connector>
        <draw:line draw:style-name="gr2" draw:text-style-name="P2" xml:id="id5" draw:id="id5" draw:layer="layout" svg:x1="5.9cm" svg:y1="8.3cm" svg:x2="7.4cm" svg:y2="11.9cm">
          <text:p/>
        </draw:line>
        <draw:connector draw:style-name="gr2" draw:text-style-name="P2" draw:layer="layout" draw:type="line" svg:x1="5.9cm" svg:y1="8.25cm" svg:x2="7.131cm" svg:y2="13.931cm" draw:start-shape="id1" draw:start-glue-point="10" draw:end-shape="id4" draw:end-glue-point="5" svg:d="M5900 8250l1231 5681" svg:viewBox="0 0 1232 5682">
          <text:p/>
        </draw:connector>
        <draw:line draw:style-name="gr2" draw:text-style-name="P2" xml:id="id6" draw:id="id6" draw:layer="layout" svg:x1="5.9cm" svg:y1="8.3cm" svg:x2="7.2cm" svg:y2="16cm">
          <text:p/>
        </draw:line>
        <draw:connector draw:style-name="gr2" draw:text-style-name="P2" draw:layer="layout" draw:type="line" svg:x1="5.9cm" svg:y1="10.1cm" svg:x2="7cm" svg:y2="8.25cm" draw:start-shape="id5" draw:start-glue-point="3" draw:end-shape="id2" draw:end-glue-point="6" svg:d="M5900 10100l1100-1850" svg:viewBox="0 0 1101 1851">
          <text:p/>
        </draw:connector>
        <draw:connector draw:style-name="gr2" draw:text-style-name="P2" draw:layer="layout" draw:type="line" svg:x1="5.9cm" svg:y1="10.1cm" svg:x2="7cm" svg:y2="10.15cm" draw:start-shape="id5" draw:start-glue-point="3" draw:end-shape="id3" draw:end-glue-point="6" svg:d="M5900 10100l1100 50" svg:viewBox="0 0 1101 51">
          <text:p/>
        </draw:connector>
        <draw:connector draw:style-name="gr2" draw:text-style-name="P2" draw:layer="layout" draw:type="line" svg:x1="5.9cm" svg:y1="10.1cm" svg:x2="7.2cm" svg:y2="12.15cm" draw:start-shape="id5" draw:start-glue-point="3" draw:end-shape="id6" draw:end-glue-point="1" svg:d="M5900 10100l1300 2050" svg:viewBox="0 0 1301 2051">
          <text:p/>
        </draw:connector>
        <draw:connector draw:style-name="gr2" draw:text-style-name="P2" draw:layer="layout" draw:type="line" svg:x1="5.9cm" svg:y1="10.1cm" svg:x2="7.45cm" svg:y2="13.8cm" draw:start-shape="id5" draw:start-glue-point="3" draw:end-shape="id4" draw:end-glue-point="4" svg:d="M5900 10100l1550 3700" svg:viewBox="0 0 1551 3701">
          <text:p/>
        </draw:connector>
        <draw:connector draw:style-name="gr2" draw:text-style-name="P2" draw:layer="layout" draw:type="line" svg:x1="5.9cm" svg:y1="10.1cm" svg:x2="7.131cm" svg:y2="16.031cm" draw:start-shape="id5" draw:start-glue-point="3" draw:end-shape="id7" draw:end-glue-point="5" svg:d="M5900 10100l1231 5931" svg:viewBox="0 0 1232 5932">
          <text:p/>
        </draw:connector>
        <draw:connector draw:style-name="gr2" draw:text-style-name="P2" draw:layer="layout" draw:type="line" svg:x1="5.9cm" svg:y1="12.15cm" svg:x2="7.131cm" svg:y2="8.569cm" draw:start-shape="id6" draw:start-glue-point="3" draw:end-shape="id2" draw:end-glue-point="7" svg:d="M5900 12150l1231-3581" svg:viewBox="0 0 1232 3582">
          <text:p/>
        </draw:connector>
        <draw:connector draw:style-name="gr2" draw:text-style-name="P2" draw:layer="layout" draw:type="line" svg:x1="5.9cm" svg:y1="12.35cm" svg:x2="7.131cm" svg:y2="10.469cm" draw:start-shape="id8" draw:start-glue-point="10" draw:end-shape="id3" draw:end-glue-point="7" svg:d="M5900 12350l1231-1881" svg:viewBox="0 0 1232 1882">
          <text:p/>
        </draw:connector>
        <draw:connector draw:style-name="gr2" draw:text-style-name="P2" draw:layer="layout" draw:type="line" svg:x1="5.9cm" svg:y1="12.35cm" svg:x2="7cm" svg:y2="12.35cm" draw:start-shape="id8" draw:start-glue-point="10" draw:end-shape="id9" draw:end-glue-point="6" svg:d="M5900 12350h1100" svg:viewBox="0 0 1101 1">
          <text:p/>
        </draw:connector>
        <draw:connector draw:style-name="gr2" draw:text-style-name="P2" draw:layer="layout" draw:type="line" svg:x1="5.9cm" svg:y1="12.15cm" svg:x2="7.131cm" svg:y2="13.931cm" draw:start-shape="id6" draw:start-glue-point="3" draw:end-shape="id4" draw:end-glue-point="5" svg:d="M5900 12150l1231 1781" svg:viewBox="0 0 1232 1782">
          <text:p/>
        </draw:connector>
        <draw:connector draw:style-name="gr2" draw:text-style-name="P2" draw:layer="layout" draw:type="line" svg:x1="5.9cm" svg:y1="12.35cm" svg:x2="7cm" svg:y2="16.35cm" draw:start-shape="id8" draw:start-glue-point="10" draw:end-shape="id7" draw:end-glue-point="6" svg:d="M5900 12350l1100 4000" svg:viewBox="0 0 1101 4001">
          <text:p/>
        </draw:connector>
        <draw:connector draw:style-name="gr2" draw:text-style-name="P2" draw:layer="layout" draw:type="line" svg:x1="5.9cm" svg:y1="14.25cm" svg:x2="7.131cm" svg:y2="8.569cm" draw:start-shape="id10" draw:start-glue-point="10" draw:end-shape="id2" draw:end-glue-point="7" svg:d="M5900 14250l1231-5681" svg:viewBox="0 0 1232 5682">
          <text:p/>
        </draw:connector>
        <draw:connector draw:style-name="gr2" draw:text-style-name="P2" draw:layer="layout" draw:type="line" svg:x1="5.9cm" svg:y1="14.25cm" svg:x2="7.45cm" svg:y2="10.6cm" draw:start-shape="id10" draw:start-glue-point="10" draw:end-shape="id3" draw:end-glue-point="8" svg:d="M5900 14250l1550-3650" svg:viewBox="0 0 1551 3651">
          <text:p/>
        </draw:connector>
        <draw:connector draw:style-name="gr2" draw:text-style-name="P2" draw:layer="layout" draw:type="line" svg:x1="5.9cm" svg:y1="14.25cm" svg:x2="7.131cm" svg:y2="12.669cm" draw:start-shape="id10" draw:start-glue-point="10" draw:end-shape="id9" draw:end-glue-point="7" svg:d="M5900 14250l1231-1581" svg:viewBox="0 0 1232 1582">
          <text:p/>
        </draw:connector>
        <draw:connector draw:style-name="gr2" draw:text-style-name="P2" draw:layer="layout" draw:type="line" svg:x1="5.9cm" svg:y1="14.25cm" svg:x2="7cm" svg:y2="14.25cm" draw:start-shape="id10" draw:start-glue-point="10" draw:end-shape="id4" draw:end-glue-point="3" svg:d="M5900 14250h1100" svg:viewBox="0 0 1101 1">
          <text:p/>
        </draw:connector>
        <draw:connector draw:style-name="gr2" draw:text-style-name="P2" draw:layer="layout" draw:type="line" svg:x1="5.9cm" svg:y1="14.25cm" svg:x2="7.45cm" svg:y2="15.9cm" draw:start-shape="id10" draw:start-glue-point="10" draw:end-shape="id7" draw:end-glue-point="4" svg:d="M5900 14250l1550 1650" svg:viewBox="0 0 1551 1651">
          <text:p/>
        </draw:connector>
        <draw:connector draw:style-name="gr2" draw:text-style-name="P2" draw:layer="layout" draw:type="line" svg:x1="5.9cm" svg:y1="16.35cm" svg:x2="7cm" svg:y2="8.25cm" draw:start-shape="id11" draw:start-glue-point="10" draw:end-shape="id2" draw:end-glue-point="6" svg:d="M5900 16350l1100-8100" svg:viewBox="0 0 1101 8101">
          <text:p/>
        </draw:connector>
        <draw:connector draw:style-name="gr2" draw:text-style-name="P2" draw:layer="layout" draw:type="line" svg:x1="5.9cm" svg:y1="16.35cm" svg:x2="7cm" svg:y2="10.15cm" draw:start-shape="id11" draw:start-glue-point="10" draw:end-shape="id3" draw:end-glue-point="6" svg:d="M5900 16350l1100-6200" svg:viewBox="0 0 1101 6201">
          <text:p/>
        </draw:connector>
        <draw:connector draw:style-name="gr2" draw:text-style-name="P2" draw:layer="layout" draw:type="line" svg:x1="5.9cm" svg:y1="16.35cm" svg:x2="7.131cm" svg:y2="12.669cm" draw:start-shape="id11" draw:start-glue-point="10" draw:end-shape="id9" draw:end-glue-point="7" svg:d="M5900 16350l1231-3681" svg:viewBox="0 0 1232 3682">
          <text:p/>
        </draw:connector>
        <draw:connector draw:style-name="gr2" draw:text-style-name="P2" draw:layer="layout" draw:type="line" svg:x1="5.9cm" svg:y1="16.35cm" svg:x2="7.131cm" svg:y2="14.569cm" draw:start-shape="id11" draw:start-glue-point="10" draw:end-shape="id4" draw:end-glue-point="7" svg:d="M5900 16350l1231-1781" svg:viewBox="0 0 1232 1782">
          <text:p/>
        </draw:connector>
        <draw:connector draw:style-name="gr2" draw:text-style-name="P2" draw:layer="layout" draw:type="line" svg:x1="5.9cm" svg:y1="16.35cm" svg:x2="7cm" svg:y2="16.35cm" draw:start-shape="id11" draw:start-glue-point="10" draw:end-shape="id7" draw:end-glue-point="6" svg:d="M5900 16350h1100" svg:viewBox="0 0 1101 1">
          <text:p/>
        </draw:connector>
        <draw:custom-shape draw:style-name="gr1" draw:text-style-name="P1" xml:id="id12" draw:id="id12" draw:layer="layout" svg:width="0.9cm" svg:height="0.9cm" svg:x="9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9cm" svg:height="0.9cm" svg:x="9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9cm" svg:height="0.9cm" svg:x="9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9cm" svg:height="0.9cm" svg:x="9.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9cm" svg:height="0.9cm" svg:x="9.1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9cm" svg:height="0.9cm" svg:x="11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9cm" svg:height="0.9cm" svg:x="11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9cm" svg:height="0.9cm" svg:x="11.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9cm" svg:height="0.9cm" svg:x="11.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9cm" svg:height="0.9cm" svg:x="11.1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cm" svg:y1="8.25cm" svg:x2="11.1cm" svg:y2="8.25cm" draw:start-shape="id12" draw:start-glue-point="10" draw:end-shape="id13" draw:end-glue-point="6" svg:d="M10000 8250h1100" svg:viewBox="0 0 1101 1">
          <text:p/>
        </draw:connector>
        <draw:connector draw:style-name="gr2" draw:text-style-name="P2" draw:layer="layout" draw:type="line" svg:x1="10cm" svg:y1="8.25cm" svg:x2="11.55cm" svg:y2="9.7cm" draw:start-shape="id12" draw:start-glue-point="10" draw:end-shape="id14" draw:end-glue-point="4" svg:d="M10000 8250l1550 1450" svg:viewBox="0 0 1551 1451">
          <text:p/>
        </draw:connector>
        <draw:line draw:style-name="gr2" draw:text-style-name="P2" xml:id="id16" draw:id="id16" draw:layer="layout" svg:x1="10cm" svg:y1="8.3cm" svg:x2="11.5cm" svg:y2="11.9cm">
          <text:p/>
        </draw:line>
        <draw:connector draw:style-name="gr2" draw:text-style-name="P2" draw:layer="layout" draw:type="line" svg:x1="10cm" svg:y1="8.25cm" svg:x2="11.231cm" svg:y2="13.931cm" draw:start-shape="id12" draw:start-glue-point="10" draw:end-shape="id15" draw:end-glue-point="5" svg:d="M10000 8250l1231 5681" svg:viewBox="0 0 1232 5682">
          <text:p/>
        </draw:connector>
        <draw:line draw:style-name="gr2" draw:text-style-name="P2" xml:id="id17" draw:id="id17" draw:layer="layout" svg:x1="10cm" svg:y1="8.3cm" svg:x2="11.3cm" svg:y2="16cm">
          <text:p/>
        </draw:line>
        <draw:connector draw:style-name="gr2" draw:text-style-name="P2" draw:layer="layout" draw:type="line" svg:x1="10cm" svg:y1="10.1cm" svg:x2="11.1cm" svg:y2="8.25cm" draw:start-shape="id16" draw:start-glue-point="3" draw:end-shape="id13" draw:end-glue-point="6" svg:d="M10000 10100l1100-1850" svg:viewBox="0 0 1101 1851">
          <text:p/>
        </draw:connector>
        <draw:connector draw:style-name="gr2" draw:text-style-name="P2" draw:layer="layout" draw:type="line" svg:x1="10cm" svg:y1="10.1cm" svg:x2="11.1cm" svg:y2="10.15cm" draw:start-shape="id16" draw:start-glue-point="3" draw:end-shape="id14" draw:end-glue-point="6" svg:d="M10000 10100l1100 50" svg:viewBox="0 0 1101 51">
          <text:p/>
        </draw:connector>
        <draw:connector draw:style-name="gr2" draw:text-style-name="P2" draw:layer="layout" draw:type="line" svg:x1="10cm" svg:y1="10.1cm" svg:x2="11.3cm" svg:y2="12.15cm" draw:start-shape="id16" draw:start-glue-point="3" draw:end-shape="id17" draw:end-glue-point="1" svg:d="M10000 10100l1300 2050" svg:viewBox="0 0 1301 2051">
          <text:p/>
        </draw:connector>
        <draw:connector draw:style-name="gr2" draw:text-style-name="P2" draw:layer="layout" draw:type="line" svg:x1="10cm" svg:y1="10.1cm" svg:x2="11.55cm" svg:y2="13.8cm" draw:start-shape="id16" draw:start-glue-point="3" draw:end-shape="id15" draw:end-glue-point="4" svg:d="M10000 10100l1550 3700" svg:viewBox="0 0 1551 3701">
          <text:p/>
        </draw:connector>
        <draw:connector draw:style-name="gr2" draw:text-style-name="P2" draw:layer="layout" draw:type="line" svg:x1="10cm" svg:y1="10.1cm" svg:x2="11.231cm" svg:y2="16.031cm" draw:start-shape="id16" draw:start-glue-point="3" draw:end-shape="id18" draw:end-glue-point="5" svg:d="M10000 10100l1231 5931" svg:viewBox="0 0 1232 5932">
          <text:p/>
        </draw:connector>
        <draw:connector draw:style-name="gr2" draw:text-style-name="P2" draw:layer="layout" draw:type="line" svg:x1="10cm" svg:y1="12.15cm" svg:x2="11.231cm" svg:y2="8.569cm" draw:start-shape="id17" draw:start-glue-point="3" draw:end-shape="id13" draw:end-glue-point="7" svg:d="M10000 12150l1231-3581" svg:viewBox="0 0 1232 3582">
          <text:p/>
        </draw:connector>
        <draw:connector draw:style-name="gr2" draw:text-style-name="P2" draw:layer="layout" draw:type="line" svg:x1="10cm" svg:y1="12.35cm" svg:x2="11.231cm" svg:y2="10.469cm" draw:start-shape="id19" draw:start-glue-point="10" draw:end-shape="id14" draw:end-glue-point="7" svg:d="M10000 12350l1231-1881" svg:viewBox="0 0 1232 1882">
          <text:p/>
        </draw:connector>
        <draw:connector draw:style-name="gr2" draw:text-style-name="P2" draw:layer="layout" draw:type="line" svg:x1="10cm" svg:y1="12.35cm" svg:x2="11.1cm" svg:y2="12.35cm" draw:start-shape="id19" draw:start-glue-point="10" draw:end-shape="id20" draw:end-glue-point="6" svg:d="M10000 12350h1100" svg:viewBox="0 0 1101 1">
          <text:p/>
        </draw:connector>
        <draw:connector draw:style-name="gr2" draw:text-style-name="P2" draw:layer="layout" draw:type="line" svg:x1="10cm" svg:y1="12.15cm" svg:x2="11.231cm" svg:y2="13.931cm" draw:start-shape="id17" draw:start-glue-point="3" draw:end-shape="id15" draw:end-glue-point="5" svg:d="M10000 12150l1231 1781" svg:viewBox="0 0 1232 1782">
          <text:p/>
        </draw:connector>
        <draw:connector draw:style-name="gr2" draw:text-style-name="P2" draw:layer="layout" draw:type="line" svg:x1="10cm" svg:y1="12.35cm" svg:x2="11.1cm" svg:y2="16.35cm" draw:start-shape="id19" draw:start-glue-point="10" draw:end-shape="id18" draw:end-glue-point="6" svg:d="M10000 12350l1100 4000" svg:viewBox="0 0 1101 4001">
          <text:p/>
        </draw:connector>
        <draw:connector draw:style-name="gr2" draw:text-style-name="P2" draw:layer="layout" draw:type="line" svg:x1="10cm" svg:y1="14.25cm" svg:x2="11.231cm" svg:y2="8.569cm" draw:start-shape="id21" draw:start-glue-point="10" draw:end-shape="id13" draw:end-glue-point="7" svg:d="M10000 14250l1231-5681" svg:viewBox="0 0 1232 5682">
          <text:p/>
        </draw:connector>
        <draw:connector draw:style-name="gr2" draw:text-style-name="P2" draw:layer="layout" draw:type="line" svg:x1="10cm" svg:y1="14.25cm" svg:x2="11.55cm" svg:y2="10.6cm" draw:start-shape="id21" draw:start-glue-point="10" draw:end-shape="id14" draw:end-glue-point="8" svg:d="M10000 14250l1550-3650" svg:viewBox="0 0 1551 3651">
          <text:p/>
        </draw:connector>
        <draw:connector draw:style-name="gr2" draw:text-style-name="P2" draw:layer="layout" draw:type="line" svg:x1="10cm" svg:y1="14.25cm" svg:x2="11.231cm" svg:y2="12.669cm" draw:start-shape="id21" draw:start-glue-point="10" draw:end-shape="id20" draw:end-glue-point="7" svg:d="M10000 14250l1231-1581" svg:viewBox="0 0 1232 1582">
          <text:p/>
        </draw:connector>
        <draw:connector draw:style-name="gr2" draw:text-style-name="P2" draw:layer="layout" draw:type="line" svg:x1="10cm" svg:y1="14.25cm" svg:x2="11.1cm" svg:y2="14.25cm" draw:start-shape="id21" draw:start-glue-point="10" draw:end-shape="id15" draw:end-glue-point="3" svg:d="M10000 14250h1100" svg:viewBox="0 0 1101 1">
          <text:p/>
        </draw:connector>
        <draw:connector draw:style-name="gr2" draw:text-style-name="P2" draw:layer="layout" draw:type="line" svg:x1="10cm" svg:y1="14.25cm" svg:x2="11.55cm" svg:y2="15.9cm" draw:start-shape="id21" draw:start-glue-point="10" draw:end-shape="id18" draw:end-glue-point="4" svg:d="M10000 14250l1550 1650" svg:viewBox="0 0 1551 1651">
          <text:p/>
        </draw:connector>
        <draw:connector draw:style-name="gr2" draw:text-style-name="P2" draw:layer="layout" draw:type="line" svg:x1="10cm" svg:y1="16.35cm" svg:x2="11.1cm" svg:y2="8.25cm" draw:start-shape="id22" draw:start-glue-point="10" draw:end-shape="id13" draw:end-glue-point="6" svg:d="M10000 16350l1100-8100" svg:viewBox="0 0 1101 8101">
          <text:p/>
        </draw:connector>
        <draw:connector draw:style-name="gr2" draw:text-style-name="P2" draw:layer="layout" draw:type="line" svg:x1="10cm" svg:y1="16.35cm" svg:x2="11.1cm" svg:y2="10.15cm" draw:start-shape="id22" draw:start-glue-point="10" draw:end-shape="id14" draw:end-glue-point="6" svg:d="M10000 16350l1100-6200" svg:viewBox="0 0 1101 6201">
          <text:p/>
        </draw:connector>
        <draw:connector draw:style-name="gr2" draw:text-style-name="P2" draw:layer="layout" draw:type="line" svg:x1="10cm" svg:y1="16.35cm" svg:x2="11.231cm" svg:y2="12.669cm" draw:start-shape="id22" draw:start-glue-point="10" draw:end-shape="id20" draw:end-glue-point="7" svg:d="M10000 16350l1231-3681" svg:viewBox="0 0 1232 3682">
          <text:p/>
        </draw:connector>
        <draw:connector draw:style-name="gr2" draw:text-style-name="P2" draw:layer="layout" draw:type="line" svg:x1="10cm" svg:y1="16.35cm" svg:x2="11.231cm" svg:y2="14.569cm" draw:start-shape="id22" draw:start-glue-point="10" draw:end-shape="id15" draw:end-glue-point="7" svg:d="M10000 16350l1231-1781" svg:viewBox="0 0 1232 1782">
          <text:p/>
        </draw:connector>
        <draw:connector draw:style-name="gr2" draw:text-style-name="P2" draw:layer="layout" draw:type="line" svg:x1="10cm" svg:y1="16.35cm" svg:x2="11.1cm" svg:y2="16.35cm" draw:start-shape="id22" draw:start-glue-point="10" draw:end-shape="id18" draw:end-glue-point="6" svg:d="M10000 16350h1100" svg:viewBox="0 0 1101 1">
          <text:p/>
        </draw:connector>
        <draw:connector draw:style-name="gr2" draw:text-style-name="P2" draw:layer="layout" draw:type="line" svg:x1="7.9cm" svg:y1="8.25cm" svg:x2="9.1cm" svg:y2="8.25cm" draw:start-shape="id2" draw:start-glue-point="10" draw:end-shape="id12" draw:end-glue-point="6" svg:d="M7900 8250h1200" svg:viewBox="0 0 1201 1">
          <text:p/>
        </draw:connector>
        <draw:line draw:style-name="gr2" draw:text-style-name="P2" draw:layer="layout" svg:x1="7.9cm" svg:y1="8.3cm" svg:x2="9.2cm" svg:y2="9.8cm">
          <text:p/>
        </draw:line>
        <draw:connector draw:style-name="gr2" draw:text-style-name="P2" draw:layer="layout" draw:type="line" svg:x1="7.769cm" svg:y1="8.569cm" svg:x2="9.55cm" svg:y2="11.9cm" draw:start-shape="id2" draw:start-glue-point="9" draw:end-shape="id19" draw:end-glue-point="4" svg:d="M7769 8569l1781 3331" svg:viewBox="0 0 1782 3332">
          <text:p/>
        </draw:connector>
        <draw:connector draw:style-name="gr2" draw:text-style-name="P2" draw:layer="layout" draw:type="line" svg:x1="7.769cm" svg:y1="8.569cm" svg:x2="9.231cm" svg:y2="13.931cm" draw:start-shape="id2" draw:start-glue-point="9" draw:end-shape="id21" draw:end-glue-point="5" svg:d="M7769 8569l1462 5362" svg:viewBox="0 0 1463 5363">
          <text:p/>
        </draw:connector>
        <draw:connector draw:style-name="gr2" draw:text-style-name="P2" draw:layer="layout" draw:type="line" svg:x1="7.769cm" svg:y1="8.569cm" svg:x2="9.231cm" svg:y2="16.031cm" draw:start-shape="id2" draw:start-glue-point="9" draw:end-shape="id22" draw:end-glue-point="5" svg:d="M7769 8569l1462 7462" svg:viewBox="0 0 1463 7463">
          <text:p/>
        </draw:connector>
        <draw:connector draw:style-name="gr2" draw:text-style-name="P2" draw:layer="layout" draw:type="line" svg:x1="7.9cm" svg:y1="10.15cm" svg:x2="9.1cm" svg:y2="10.15cm" draw:start-shape="id3" draw:start-glue-point="10" draw:end-shape="id23" draw:end-glue-point="6" svg:d="M7900 10150h1200" svg:viewBox="0 0 1201 1">
          <text:p/>
        </draw:connector>
        <draw:connector draw:style-name="gr2" draw:text-style-name="P2" draw:layer="layout" draw:type="line" svg:x1="7.9cm" svg:y1="10.15cm" svg:x2="9.231cm" svg:y2="8.569cm" draw:start-shape="id3" draw:start-glue-point="10" draw:end-shape="id12" draw:end-glue-point="7" svg:d="M7900 10150l1331-1581" svg:viewBox="0 0 1332 1582">
          <text:p/>
        </draw:connector>
        <draw:connector draw:style-name="gr2" draw:text-style-name="P2" draw:layer="layout" draw:type="line" svg:x1="7.9cm" svg:y1="10.15cm" svg:x2="9.231cm" svg:y2="12.031cm" draw:start-shape="id3" draw:start-glue-point="10" draw:end-shape="id19" draw:end-glue-point="5" svg:d="M7900 10150l1331 1881" svg:viewBox="0 0 1332 1882">
          <text:p/>
        </draw:connector>
        <draw:connector draw:style-name="gr2" draw:text-style-name="P2" draw:layer="layout" draw:type="line" svg:x1="7.9cm" svg:y1="10.15cm" svg:x2="9.55cm" svg:y2="13.8cm" draw:start-shape="id3" draw:start-glue-point="10" draw:end-shape="id21" draw:end-glue-point="4" svg:d="M7900 10150l1650 3650" svg:viewBox="0 0 1651 3651">
          <text:p/>
        </draw:connector>
        <draw:connector draw:style-name="gr2" draw:text-style-name="P2" draw:layer="layout" draw:type="line" svg:x1="7.9cm" svg:y1="10.15cm" svg:x2="9.1cm" svg:y2="16.35cm" draw:start-shape="id3" draw:start-glue-point="10" draw:end-shape="id22" draw:end-glue-point="6" svg:d="M7900 10150l1200 6200" svg:viewBox="0 0 1201 6201">
          <text:p/>
        </draw:connector>
        <draw:connector draw:style-name="gr2" draw:text-style-name="P2" draw:layer="layout" draw:type="line" svg:x1="7.9cm" svg:y1="12.35cm" svg:x2="9.1cm" svg:y2="12.35cm" draw:start-shape="id9" draw:start-glue-point="10" draw:end-shape="id19" draw:end-glue-point="6" svg:d="M7900 12350h1200" svg:viewBox="0 0 1201 1">
          <text:p/>
        </draw:connector>
        <draw:connector draw:style-name="gr2" draw:text-style-name="P2" draw:layer="layout" draw:type="line" svg:x1="7.9cm" svg:y1="12.35cm" svg:x2="9.55cm" svg:y2="8.7cm" draw:start-shape="id9" draw:start-glue-point="10" draw:end-shape="id12" draw:end-glue-point="8" svg:d="M7900 12350l1650-3650" svg:viewBox="0 0 1651 3651">
          <text:p/>
        </draw:connector>
        <draw:connector draw:style-name="gr2" draw:text-style-name="P2" draw:layer="layout" draw:type="line" svg:x1="7.9cm" svg:y1="12.35cm" svg:x2="9.231cm" svg:y2="10.469cm" draw:start-shape="id9" draw:start-glue-point="10" draw:end-shape="id23" draw:end-glue-point="7" svg:d="M7900 12350l1331-1881" svg:viewBox="0 0 1332 1882">
          <text:p/>
        </draw:connector>
        <draw:connector draw:style-name="gr2" draw:text-style-name="P2" draw:layer="layout" draw:type="line" svg:x1="7.9cm" svg:y1="12.35cm" svg:x2="9.1cm" svg:y2="14.25cm" draw:start-shape="id9" draw:start-glue-point="10" draw:end-shape="id21" draw:end-glue-point="6" svg:d="M7900 12350l1200 1900" svg:viewBox="0 0 1201 1901">
          <text:p/>
        </draw:connector>
        <draw:connector draw:style-name="gr2" draw:text-style-name="P2" draw:layer="layout" draw:type="line" svg:x1="7.9cm" svg:y1="12.35cm" svg:x2="9.55cm" svg:y2="15.9cm" draw:start-shape="id9" draw:start-glue-point="10" draw:end-shape="id22" draw:end-glue-point="4" svg:d="M7900 12350l1650 3550" svg:viewBox="0 0 1651 3551">
          <text:p/>
        </draw:connector>
        <draw:connector draw:style-name="gr2" draw:text-style-name="P2" draw:layer="layout" draw:type="line" svg:x1="7.9cm" svg:y1="14.25cm" svg:x2="9.1cm" svg:y2="14.25cm" draw:start-shape="id4" draw:start-glue-point="10" draw:end-shape="id21" draw:end-glue-point="6" svg:d="M7900 14250h1200" svg:viewBox="0 0 1201 1">
          <text:p/>
        </draw:connector>
        <draw:connector draw:style-name="gr2" draw:text-style-name="P2" draw:layer="layout" draw:type="line" svg:x1="7.9cm" svg:y1="14.25cm" svg:x2="9.231cm" svg:y2="8.569cm" draw:start-shape="id4" draw:start-glue-point="10" draw:end-shape="id12" draw:end-glue-point="7" svg:d="M7900 14250l1331-5681" svg:viewBox="0 0 1332 5682">
          <text:p/>
        </draw:connector>
        <draw:connector draw:style-name="gr2" draw:text-style-name="P2" draw:layer="layout" draw:type="line" svg:x1="7.9cm" svg:y1="14.25cm" svg:x2="9.55cm" svg:y2="10.6cm" draw:start-shape="id4" draw:start-glue-point="10" draw:end-shape="id23" draw:end-glue-point="8" svg:d="M7900 14250l1650-3650" svg:viewBox="0 0 1651 3651">
          <text:p/>
        </draw:connector>
        <draw:connector draw:style-name="gr2" draw:text-style-name="P2" draw:layer="layout" draw:type="line" svg:x1="7.9cm" svg:y1="14.25cm" svg:x2="9.231cm" svg:y2="12.669cm" draw:start-shape="id4" draw:start-glue-point="10" draw:end-shape="id19" draw:end-glue-point="7" svg:d="M7900 14250l1331-1581" svg:viewBox="0 0 1332 1582">
          <text:p/>
        </draw:connector>
        <draw:connector draw:style-name="gr2" draw:text-style-name="P2" draw:layer="layout" draw:type="line" svg:x1="7.9cm" svg:y1="14.25cm" svg:x2="9.231cm" svg:y2="16.031cm" draw:start-shape="id4" draw:start-glue-point="10" draw:end-shape="id22" draw:end-glue-point="5" svg:d="M7900 14250l1331 1781" svg:viewBox="0 0 1332 1782">
          <text:p/>
        </draw:connector>
        <draw:connector draw:style-name="gr2" draw:text-style-name="P2" draw:layer="layout" draw:type="line" svg:x1="7.9cm" svg:y1="16.35cm" svg:x2="9.1cm" svg:y2="16.35cm" draw:start-shape="id7" draw:start-glue-point="10" draw:end-shape="id22" draw:end-glue-point="6" svg:d="M7900 16350h1200" svg:viewBox="0 0 1201 1">
          <text:p/>
        </draw:connector>
        <draw:connector draw:style-name="gr2" draw:text-style-name="P2" draw:layer="layout" draw:type="line" svg:x1="7.9cm" svg:y1="16.35cm" svg:x2="9.231cm" svg:y2="14.569cm" draw:start-shape="id7" draw:start-glue-point="10" draw:end-shape="id21" draw:end-glue-point="7" svg:d="M7900 16350l1331-1781" svg:viewBox="0 0 1332 1782">
          <text:p/>
        </draw:connector>
        <draw:connector draw:style-name="gr2" draw:text-style-name="P2" draw:layer="layout" draw:type="line" svg:x1="7.9cm" svg:y1="16.35cm" svg:x2="9.55cm" svg:y2="12.8cm" draw:start-shape="id7" draw:start-glue-point="10" draw:end-shape="id19" draw:end-glue-point="8" svg:d="M7900 16350l1650-3550" svg:viewBox="0 0 1651 3551">
          <text:p/>
        </draw:connector>
        <draw:connector draw:style-name="gr2" draw:text-style-name="P2" draw:layer="layout" draw:type="line" svg:x1="7.9cm" svg:y1="16.35cm" svg:x2="9.231cm" svg:y2="10.469cm" draw:start-shape="id7" draw:start-glue-point="10" draw:end-shape="id23" draw:end-glue-point="7" svg:d="M7900 16350l1331-5881" svg:viewBox="0 0 1332 5882">
          <text:p/>
        </draw:connector>
        <draw:connector draw:style-name="gr2" draw:text-style-name="P2" draw:layer="layout" draw:type="line" svg:x1="7.9cm" svg:y1="16.35cm" svg:x2="9.1cm" svg:y2="8.25cm" draw:start-shape="id7" draw:start-glue-point="10" draw:end-shape="id12" draw:end-glue-point="6" svg:d="M7900 16350l1200-8100" svg:viewBox="0 0 1201 8101">
          <text:p/>
        </draw:connector>
        <draw:custom-shape draw:style-name="gr3" draw:text-style-name="P2" draw:layer="layout" svg:width="0.9cm" svg:height="9.9cm" svg:x="3.8cm" svg:y="7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1.2cm" svg:height="10.2cm" svg:x="12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4:56:46.026739505</meta:creation-date>
    <dc:date>2019-01-05T15:06:41.712100672</dc:date>
    <meta:editing-duration>PT9M55S</meta:editing-duration>
    <meta:editing-cycles>2</meta:editing-cycles>
    <meta:generator>LibreOffice/5.1.6.2$Linux_X86_64 LibreOffice_project/10m0$Build-2</meta:generator>
    <meta:document-statistic meta:object-count="97"/>
  </office:meta>
</office:document-meta>
</file>